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a96" officeooo:paragraph-rsid="00006a96"/>
    </style:style>
    <style:style style:name="P2" style:family="paragraph" style:parent-style-name="Standard" style:list-style-name="L1">
      <style:text-properties officeooo:rsid="00006a96" officeooo:paragraph-rsid="00006a96"/>
    </style:style>
    <style:style style:name="T1" style:family="text">
      <style:text-properties officeooo:rsid="0002061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p text:style-name="P1"/>
      <text:list xml:id="list1220283847421464932" text:style-name="L1">
        <text:list-item>
          <text:p text:style-name="P2">Open the app.</text:p>
        </text:list-item>
        <text:list-item>
          <text:p text:style-name="P2">If user has <text:s/>already account then it will go for login process otherwise select create new account after that OTP will be sent to new user after OTP verification then new user will able to login.</text:p>
        </text:list-item>
        <text:list-item>
          <text:p text:style-name="P2">After login user will able to see the home page. </text:p>
        </text:list-item>
        <text:list-item>
          <text:p text:style-name="P2">In home page different operations are there like Money Transfer,view Account Balance and paybills</text:p>
        </text:list-item>
        <text:list-item>
          <text:p text:style-name="P2">If user select the money transfer operations it will show the form of money transfer</text:p>
        </text:list-item>
        <text:list-item>
          <text:p text:style-name="P2">In the form user will enter</text:p>
        </text:list-item>
      </text:list>
      <text:p text:style-name="P1"><text:tab/>a)Account Number</text:p>
      <text:p text:style-name="P1"><text:tab/>b)IFSC Code</text:p>
      <text:list xml:id="list173955142393130" text:continue-numbering="true" text:style-name="L1">
        <text:list-header>
          <text:p text:style-name="P2">c)Account holder’s Name</text:p>
          <text:p text:style-name="P2">d)and then proceed. </text:p>
        </text:list-header>
        <text:list-item>
          <text:p text:style-name="P2">If user selects the view account balance then it will show the details of account.</text:p>
        </text:list-item>
        <text:list-item>
          <text:p text:style-name="P2">For that user musr enter </text:p>
          <text:p text:style-name="P2">a)Account Number </text:p>
          <text:p text:style-name="P2">b) Account holder Name</text:p>
          <text:p text:style-name="P2">c)view the balance.</text:p>
        </text:list-item>
        <text:list-item>
          <text:p text:style-name="P2">If user selects the paybill option it will show the different options like ElectricityBill and PayBill</text:p>
        </text:list-item>
        <text:list-item>
          <text:p text:style-name="P2">if user selects the electricity bill then first it will ask to link account.</text:p>
          <text:p text:style-name="P2">a)In process user must enter</text:p>
          <text:p text:style-name="P2">b)Consumer Number</text:p>
          <text:p text:style-name="P2">c)BU code and</text:p>
          <text:p text:style-name="P2">d)consumer name</text:p>
          <text:p text:style-name="P2">e)and then proceed.</text:p>
        </text:list-item>
        <text:list-item>
          <text:p text:style-name="P2">After usage of application user will logout from application.</text:p>
        </text:list-item>
      </text:list>
      <text:p text:style-name="P1"/>
      <text:p text:style-name="P1"/>
      <text:p text:style-name="P1">Algorithm used to secure data:</text:p>
      <text:p text:style-name="P1"><text:s/>use the encryption and decrytion method related to cipher text.</text:p>
      <text:p text:style-name="P1">package used to secure <text:span text:style-name="T1">the data javax.cryp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6:23:02.898121557</meta:creation-date>
    <dc:date>2018-10-24T17:39:54.945048760</dc:date>
    <meta:editing-duration>PT1H</meta:editing-duration>
    <meta:editing-cycles>2</meta:editing-cycles>
    <meta:generator>LibreOffice/5.1.6.2$Linux_X86_64 LibreOffice_project/10m0$Build-2</meta:generator>
    <meta:document-statistic meta:table-count="0" meta:image-count="0" meta:object-count="0" meta:page-count="1" meta:paragraph-count="27" meta:word-count="211" meta:character-count="1212" meta:non-whitespace-character-count="1031"/>
  </office:meta>
</office:document-meta>
</file>